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style>
    <style:style style:name="P2" style:family="paragraph" style:parent-style-name="Standard">
      <style:text-properties style:font-name="Arial" fo:font-size="10pt" fo:font-weight="bold"/>
    </style:style>
    <style:style style:name="P3" style:family="paragraph" style:parent-style-name="Standard">
      <style:paragraph-properties style:line-height-at-least="0.423cm">
        <style:tab-stops>
          <style:tab-stop style:position="0.577cm"/>
        </style:tab-stops>
      </style:paragraph-properties>
      <style:text-properties style:font-name="Arial" fo:font-size="10pt" fo:font-weight="bold"/>
    </style:style>
    <style:style style:name="P4" style:family="paragraph" style:parent-style-name="Standard">
      <style:text-properties style:font-name="Arial" fo:font-size="10pt" officeooo:paragraph-rsid="001d7c8c"/>
    </style:style>
    <style:style style:name="P5" style:family="paragraph" style:parent-style-name="Standard">
      <style:text-properties style:font-name="Times" fo:font-size="10pt"/>
    </style:style>
    <style:style style:name="P6" style:family="paragraph" style:parent-style-name="Standard">
      <style:text-properties fo:color="#000000" style:font-name="Arial" fo:font-size="10pt" fo:font-weight="bold"/>
    </style:style>
    <style:style style:name="P7" style:family="paragraph" style:parent-style-name="Standard">
      <style:text-properties fo:color="#000000" style:font-name="Arial" fo:font-size="10pt" fo:font-weight="bold" officeooo:rsid="002070c0" officeooo:paragraph-rsid="001d7c8c"/>
    </style:style>
    <style:style style:name="P8" style:family="paragraph" style:parent-style-name="Standard">
      <style:paragraph-properties fo:margin-left="1.27cm" fo:margin-right="0cm" fo:text-indent="-1.27cm" style:auto-text-indent="false"/>
      <style:text-properties style:font-name="Arial" fo:font-size="10pt"/>
    </style:style>
    <style:style style:name="P9" style:family="paragraph" style:parent-style-name="Standard">
      <style:paragraph-properties fo:margin-left="1.27cm" fo:margin-right="0cm" fo:text-indent="-1.27cm" style:auto-text-indent="false"/>
      <style:text-properties style:font-name="Arial" fo:font-size="10pt" fo:font-style="italic"/>
    </style:style>
    <style:style style:name="P10" style:family="paragraph" style:parent-style-name="Standard">
      <style:paragraph-properties fo:margin-left="1.27cm" fo:margin-right="0cm" fo:text-indent="-1.27cm" style:auto-text-indent="false"/>
      <style:text-properties style:font-name="Arial" fo:font-size="10pt" fo:font-style="italic" officeooo:paragraph-rsid="001d7c8c"/>
    </style:style>
    <style:style style:name="P11" style:family="paragraph" style:parent-style-name="Standard">
      <style:paragraph-properties fo:margin-left="1.27cm" fo:margin-right="0cm" fo:text-indent="-1.27cm" style:auto-text-indent="false"/>
      <style:text-properties style:font-name="Arial" fo:font-size="10pt" officeooo:rsid="001d7c8c" officeooo:paragraph-rsid="001d7c8c"/>
    </style:style>
    <style:style style:name="P12"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3" style:family="paragraph" style:parent-style-name="Standard">
      <style:paragraph-properties fo:margin-top="0.423cm" fo:margin-bottom="0.106cm" loext:contextual-spacing="false"/>
      <style:text-properties style:font-name="Arial" fo:font-size="10pt" officeooo:paragraph-rsid="001d7c8c"/>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156b6" officeooo:paragraph-rsid="002156b6"/>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7"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22efd" officeooo:paragraph-rsid="00222efd"/>
    </style:style>
    <style:style style:name="P19"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22efd" officeooo:paragraph-rsid="00222efd"/>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0pt"/>
    </style:style>
    <style:style style:name="T1" style:family="text">
      <style:text-properties fo:font-size="20pt" fo:font-weight="bold"/>
    </style:style>
    <style:style style:name="T2" style:family="text">
      <style:text-properties style:text-outline="true"/>
    </style:style>
    <style:style style:name="T3" style:family="text">
      <style:text-properties style:text-outline="true" fo:font-size="11pt"/>
    </style:style>
    <style:style style:name="T4" style:family="text">
      <style:text-properties fo:font-weight="bold"/>
    </style:style>
    <style:style style:name="T5" style:family="text">
      <style:text-properties fo:color="#000000"/>
    </style:style>
    <style:style style:name="T6" style:family="text">
      <style:text-properties officeooo:rsid="001d7c8c"/>
    </style:style>
    <style:style style:name="T7" style:family="text">
      <style:text-properties officeooo:rsid="00222efd"/>
    </style:style>
    <style:style style:name="T8" style:family="text">
      <style:text-properties officeooo:rsid="00239121"/>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Alex Falkowski</text:span><text:span text:style-name="T3"><text:line-break/></text:span><text:span text:style-name="T4">alexrfalkowski@gmail.com</text:span><text:span text:style-name="T2"><text:line-break/></text:span><text:span text:style-name="T6">+61 </text:span>407 497 016<text:line-break/><text:span text:style-name="T6">+852 5662 1267</text:span></text:p>
      <text:p text:style-name="P1"/>
      <text:p text:style-name="P1"/>
      <text:p text:style-name="P1"/>
      <text:p text:style-name="P2">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
      <text:p text:style-name="P2">EMPLOYMENT</text:p>
      <text:p text:style-name="P2"/>
      <text:p text:style-name="P7">Technology Associate</text:p>
      <text:p text:style-name="P11">Segantii Capital Management</text:p>
      <text:p text:style-name="P10"><text:span text:style-name="T6">03</text:span>-1<text:span text:style-name="T6">5</text:span> &gt; Current</text:p>
      <text:p text:style-name="P4"/>
      <text:p text:style-name="P4">Achievements</text:p>
      <text:list xml:id="list5582483937983509421" text:style-name="L1">
        <text:list-item>
          <text:p text:style-name="P14">Implemented a Rails 4.2 website, broken up into individual Rails Engines.</text:p>
        </text:list-item>
        <text:list-item>
          <text:p text:style-name="P14">Implemented Lean Methodologies (Kanban, Lean Software Development)</text:p>
        </text:list-item>
        <text:list-item>
          <text:p text:style-name="P14">Implemented Services using Elixir 1.3</text:p>
        </text:list-item>
        <text:list-item>
          <text:p text:style-name="P15">Implemented Services using Clojure 1.8</text:p>
        </text:list-item>
        <text:list-item>
          <text:p text:style-name="P14">Introduced Infrastructure as Code using Heroku, AWS and Docker</text:p>
        </text:list-item>
        <text:list-item>
          <text:p text:style-name="P14">Introduced BDD using Cucumber.</text:p>
        </text:list-item>
        <text:list-item>
          <text:p text:style-name="P14">Implemented ideas for the "The Goal"​ and "Product Development Flow"</text:p>
        </text:list-item>
        <text:list-item>
          <text:p text:style-name="P14">Helped with the hiring process.</text:p>
        </text:list-item>
      </text:list>
      <text:p text:style-name="P12"/>
      <text:p text:style-name="P6">Senior Ruby Consultant</text:p>
      <text:p text:style-name="P8">Macquarie University</text:p>
      <text:p text:style-name="P9">05-14 &gt; <text:span text:style-name="T6">03-15</text:span></text:p>
      <text:p text:style-name="P1"/>
      <text:p text:style-name="P1">Achievements</text:p>
      <text:list xml:id="list165910442557675" text:continue-numbering="true" text:style-name="L1">
        <text:list-item>
          <text:p text:style-name="P16">Maintenance of iTeach and Unit Guides. Implemented using Ruby on Rails 4/Angular JS running on 2.1 MRI and Oracle 11g.</text:p>
        </text:list-item>
        <text:list-item>
          <text:p text:style-name="P16">Implemented Ruby on Rails best practices.</text:p>
        </text:list-item>
        <text:list-item>
          <text:p text:style-name="P16">Implemented Security best practices.</text:p>
        </text:list-item>
        <text:list-item>
          <text:p text:style-name="P16">Introduced object oriented/functional concepts in Rails.</text:p>
        </text:list-item>
        <text:list-item>
          <text:p text:style-name="P16">Implemented Lean Methodologies (Kanban, Lean Software Development)</text:p>
        </text:list-item>
        <text:list-item>
          <text:p text:style-name="P16">Introduced concepts of Continuous Delivery, using Teamcity/Capistrano/Chef</text:p>
        </text:list-item>
        <text:list-item>
          <text:p text:style-name="P16">Introduced Infrastructure as Code using Chef and FPM</text:p>
        </text:list-item>
        <text:list-item>
          <text:p text:style-name="P16">Introduced metrics gathering using NewRelic.</text:p>
        </text:list-item>
        <text:list-item>
          <text:p text:style-name="P16">Optimisation of Ruby runtime.</text:p>
        </text:list-item>
        <text:list-item>
          <text:p text:style-name="P16">Streamlining testing strategies.</text:p>
        </text:list-item>
      </text:list>
      <text:p text:style-name="P1"/>
      <text:p text:style-name="P6">Ruby Consultant</text:p>
      <text:p text:style-name="P8">NBN CO</text:p>
      <text:p text:style-name="P9">11-13 &gt; 05-14</text:p>
      <text:p text:style-name="P1"/>
      <text:p text:style-name="P1">Achievements</text:p>
      <text:list xml:id="list184358557272005" text:style-name="L1">
        <text:list-item>
          <text:p text:style-name="P16">Implemented NBN forms with Ruby on Rails using JRuby.</text:p>
        </text:list-item>
        <text:list-item>
          <text:p text:style-name="P16">Implemented analytics gem that is used on all ruby sites.</text:p>
        </text:list-item>
        <text:list-item>
          <text:p text:style-name="P16">Implemented testing gem to reuse common functionality with RSpec, Cucumber and Capybara.</text:p>
        </text:list-item>
        <text:list-item>
          <text:p text:style-name="P16">Implemented deployment gem to reuse common functionality with packaging and maintaining versions of ruby using RVM.</text:p>
        </text:list-item>
        <text:list-item>
          <text:p text:style-name="P16">Coordinated releases using Continuos Delivery.</text:p>
        </text:list-item>
        <text:list-item>
          <text:p text:style-name="P16">Introduced object oriented/functional concepts in Rails.</text:p>
        </text:list-item>
        <text:list-item>
          <text:p text:style-name="P16">Implemented rails site using AngularJS.</text:p>
        </text:list-item>
      </text:list>
      <text:p text:style-name="P1"><text:soft-page-break/></text:p>
      <text:p text:style-name="P6">Lead Engineer</text:p>
      <text:p text:style-name="P8">PINCHme</text:p>
      <text:p text:style-name="P9">05-13 &gt; 11-13</text:p>
      <text:p text:style-name="P1"/>
      <text:p text:style-name="P1">Achievements</text:p>
      <text:list xml:id="list184358697392248" text:style-name="L1">
        <text:list-item>
          <text:p text:style-name="P16">Implemented new version of PINCHme website using Ruby on Rails 3, Backbone and Marionette.</text:p>
        </text:list-item>
        <text:list-item>
          <text:p text:style-name="P16">Implemented social interactions with Gigya.</text:p>
        </text:list-item>
        <text:list-item>
          <text:p text:style-name="P16">Implemented full cloud automation on AWS using Elastic Beanstalk and a custom tool called mist.</text:p>
        </text:list-item>
        <text:list-item>
          <text:p text:style-name="P16">Implemented Specification by Example using RSpec and Cucumber.</text:p>
        </text:list-item>
        <text:list-item>
          <text:p text:style-name="P16">Introduced agile concepts (Kanban, Retrospectives, etc)</text:p>
        </text:list-item>
        <text:list-item>
          <text:p text:style-name="P16">Lead a team of 2 developers.</text:p>
        </text:list-item>
        <text:list-item>
          <text:p text:style-name="P16">Implemented hiring process.</text:p>
        </text:list-item>
      </text:list>
      <text:p text:style-name="P1"/>
      <text:p text:style-name="P6">Platform Architect</text:p>
      <text:p text:style-name="P8">The Zoo</text:p>
      <text:p text:style-name="P9">02-13 &gt; 5-13</text:p>
      <text:p text:style-name="P1"/>
      <text:p text:style-name="P1">Achievements</text:p>
      <text:list xml:id="list184357410245088" text:style-name="L1">
        <text:list-item>
          <text:p text:style-name="P16">Define and implement <text:a xlink:type="simple" xlink:href="http://alexfalkowski.blogspot.com/2013/03/lean-projects-part-2.html" text:style-name="Internet_20_link" text:visited-style-name="Visited_20_Internet_20_Link">Lean Projects</text:a>.</text:p>
        </text:list-item>
        <text:list-item>
          <text:p text:style-name="P16">Implement a central part of the Optus ecosystem. Optus YES Central.</text:p>
        </text:list-item>
        <text:list-item>
          <text:p text:style-name="P16">Implementing BDD using <text:a xlink:type="simple" xlink:href="https://github.com/alexfalkowski/System.Spec" text:style-name="Internet_20_link" text:visited-style-name="Visited_20_Internet_20_Link">System.Spec</text:a></text:p>
        </text:list-item>
        <text:list-item>
          <text:p text:style-name="P16">Drive the technical direction of projects using Ruby and C#.</text:p>
        </text:list-item>
        <text:list-item>
          <text:p text:style-name="P16">Drive the direction of Release Management using Ruby (<text:a xlink:type="simple" xlink:href="https://github.com/Albacore/albacore" text:style-name="Internet_20_link" text:visited-style-name="Visited_20_Internet_20_Link">albacore</text:a>) and <text:a xlink:type="simple" xlink:href="https://github.com/chucknorris/roundhouse" text:style-name="Internet_20_link" text:visited-style-name="Visited_20_Internet_20_Link">roundhouse</text:a> for database migrations.</text:p>
        </text:list-item>
        <text:list-item>
          <text:p text:style-name="P16">Lead a team of 3 developers.</text:p>
        </text:list-item>
      </text:list>
      <text:p text:style-name="P6"/>
      <text:p text:style-name="P6">Technical Team Lead/Architect</text:p>
      <text:p text:style-name="P8">ninemsn</text:p>
      <text:p text:style-name="P9">09-11 &gt; 02-13</text:p>
      <text:p text:style-name="P1"/>
      <text:p text:style-name="P1">Achievements</text:p>
      <text:list xml:id="list184358088846736" text:style-name="L1">
        <text:list-item>
          <text:p text:style-name="P16">Launch of Australia's biggest news site using Sitecore with ASP.NET MVC</text:p>
        </text:list-item>
        <text:list-item>
          <text:p text:style-name="P16">Leading a team that brought to life DevOps.</text:p>
        </text:list-item>
        <text:list-item>
          <text:p text:style-name="P16">Leading architecture decisions with behavior driven development using SpecFlow, RSpec and Cucumber.</text:p>
        </text:list-item>
        <text:list-item>
          <text:p text:style-name="P16">Implementing lean/agile methodologies using Kanban.</text:p>
        </text:list-item>
        <text:list-item>
          <text:p text:style-name="P16">Implemented solution using Amazon Web Services.</text:p>
        </text:list-item>
        <text:list-item>
          <text:p text:style-name="P16">Implemented infrastructure as code using AWS SDK for Ruby, Puppet and PowerShell.</text:p>
        </text:list-item>
        <text:list-item>
          <text:p text:style-name="P16">Lead a team of 5-10 developers.</text:p>
        </text:list-item>
      </text:list>
      <text:p text:style-name="P5"/>
      <text:p text:style-name="P6">Technology Environment Manager </text:p>
      <text:p text:style-name="P8">ninemsn</text:p>
      <text:p text:style-name="P9">06-11 &gt; 08-11</text:p>
      <text:p text:style-name="P1"/>
      <text:p text:style-name="P1">Achievements</text:p>
      <text:list xml:id="list184357214375226" text:style-name="L1">
        <text:list-item>
          <text:p text:style-name="P20">Developing and managing the CMS Pilot program release management process. </text:p>
        </text:list-item>
        <text:list-item>
          <text:p text:style-name="P20">Introducing the team to lean methodologies.</text:p>
        </text:list-item>
        <text:list-item>
          <text:p text:style-name="P16">Implementing continuous integration and introducing continuous delivery.</text:p>
        </text:list-item>
        <text:list-item>
          <text:p text:style-name="P16">Implemented code metrics and analysis.</text:p>
        </text:list-item>
      </text:list>
      <text:p text:style-name="P1"/>
      <text:p text:style-name="P2"/>
      <text:p text:style-name="P2">Solution Architect </text:p>
      <text:p text:style-name="P8">5th Finger/ninemsn</text:p>
      <text:p text:style-name="P9">04-09 &gt; 05-11</text:p>
      <text:p text:style-name="P1"/>
      <text:p text:style-name="P1">Achievements </text:p>
      <text:list xml:id="list184357406766980" text:style-name="L1">
        <text:list-item>
          <text:p text:style-name="P16">Actively leading the direction of the platform. </text:p>
        </text:list-item>
        <text:list-item>
          <text:p text:style-name="P16">Introducing Test Driven Development to the Mobile Team using NUnit. </text:p>
        </text:list-item>
        <text:list-item>
          <text:p text:style-name="P16">Actively speaking about Continuous Integration/Delivery.</text:p>
        </text:list-item>
        <text:list-item>
          <text:p text:style-name="P16">Redesign and implementation of the Mobile Framework using WURLF and DeviceAtlas.</text:p>
        </text:list-item>
        <text:list-item>
          <text:p text:style-name="P16">Guiding the architecture and addressing the issues of device detection. </text:p>
        </text:list-item>
        <text:list-item>
          <text:p text:style-name="P16"><text:soft-page-break/>Rebuilding the air-cast UI using a Model-View-Presenter pattern in ASP.NET. </text:p>
        </text:list-item>
      </text:list>
      <text:p text:style-name="P2"/>
      <text:p text:style-name="P2">Program Manager </text:p>
      <text:p text:style-name="P8">5th Finger/ninemsn</text:p>
      <text:p text:style-name="P9">04-06 &gt; 03-09</text:p>
      <text:p text:style-name="P1"/>
      <text:p text:style-name="P1">Achievements </text:p>
      <text:list xml:id="list184358792422639" text:style-name="L1">
        <text:list-item>
          <text:p text:style-name="P16">Leading and managing a team of 5 developers which delivered projects from 3 different revenue streams. </text:p>
        </text:list-item>
        <text:list-item>
          <text:p text:style-name="P16">Traditional project management, stakeholder management, pipeline management and resource allocation. </text:p>
        </text:list-item>
        <text:list-item>
          <text:p text:style-name="P16">Direct relationships with third party development teams. </text:p>
        </text:list-item>
        <text:list-item>
          <text:p text:style-name="P16">Working with stakeholders to customize our delivery process to be as effective as possible using agile methodologies.</text:p>
        </text:list-item>
        <text:list-item>
          <text:p text:style-name="P16">Designing solutions for our SMS/on-line campaigns, for clients like Channel V, Coca Cola, Vodafone, Universal Music, Fosters, Channel 9. </text:p>
        </text:list-item>
        <text:list-item>
          <text:p text:style-name="P16">Providing development best practices, such as extreme programming.</text:p>
        </text:list-item>
      </text:list>
      <text:p text:style-name="P1"/>
      <text:p text:style-name="P2">Senior Programmer </text:p>
      <text:p text:style-name="P8">5th Finger/ninemsn</text:p>
      <text:p text:style-name="P9">09-05 &gt; 03-06</text:p>
      <text:p text:style-name="P1"/>
      <text:p text:style-name="P1">Achievements </text:p>
      <text:list xml:id="list184358685166527" text:style-name="L1">
        <text:list-item>
          <text:p text:style-name="P16">Enhancing the air-cast UI. Migrating from classic ASP to ASP.NET WebForms using C#</text:p>
        </text:list-item>
        <text:list-item>
          <text:p text:style-name="P16">Providing endpoint solutions using web services. Such as List Management Service, Credit Service, Photo Service </text:p>
        </text:list-item>
        <text:list-item>
          <text:p text:style-name="P16">Implementing custom solutions for our SMS/on-line campaigns, for clients like Channel V, Coca Cola, Vodafone, Universal Music, Fosters, Channel 9 </text:p>
        </text:list-item>
        <text:list-item>
          <text:p text:style-name="P16">Using object-oriented methodologies and proven design patterns. </text:p>
        </text:list-item>
      </text:list>
      <text:p text:style-name="P2"/>
      <text:p text:style-name="P2">Senior Programmer </text:p>
      <text:p text:style-name="P8">Solid .NET Solutions </text:p>
      <text:p text:style-name="P9">09-04 &gt; 08-05</text:p>
      <text:p text:style-name="P1"/>
      <text:p text:style-name="P1">Achievements </text:p>
      <text:list xml:id="list184358437318760" text:style-name="L1">
        <text:list-item>
          <text:p text:style-name="P16">Developing a code generator, </text:p>
        </text:list-item>
        <text:list-item>
          <text:p text:style-name="P16">Creating the UI using Windows Forms and building custom controls.</text:p>
        </text:list-item>
        <text:list-item>
          <text:p text:style-name="P16">Complete source code generation using CodeDOM, Reflection, and XML and XPath technologies. </text:p>
        </text:list-item>
        <text:list-item>
          <text:p text:style-name="P16">Syntax highlighter using rich format text. </text:p>
        </text:list-item>
        <text:list-item>
          <text:p text:style-name="P16">Designing the company web site. Everything from the graphics to the HTML. This was done using Photoshop CS software and Dreamweaver. </text:p>
        </text:list-item>
      </text:list>
      <text:p text:style-name="P1"><text:s/></text:p>
      <text:p text:style-name="P2"/>
      <text:p text:style-name="P2">Senior Programmer </text:p>
      <text:p text:style-name="P8">Synopsis Solutions </text:p>
      <text:p text:style-name="P9">09-03 &gt; 08-04</text:p>
      <text:p text:style-name="P1"/>
      <text:p text:style-name="P1">Achievements </text:p>
      <text:list xml:id="list184357831633906" text:style-name="L1">
        <text:list-item>
          <text:p text:style-name="P16">Developing additional features to DebTrak a comprehensive debt collection system used by major credit collection companies </text:p>
        </text:list-item>
        <text:list-item>
          <text:p text:style-name="P16">Presenting design decisions to a team of software developers. </text:p>
        </text:list-item>
        <text:list-item>
          <text:p text:style-name="P16">Implementing the legal system of the application. </text:p>
        </text:list-item>
        <text:list-item>
          <text:p text:style-name="P16">Writing crystal reports for the application. </text:p>
        </text:list-item>
        <text:list-item>
          <text:p text:style-name="P16">Liaison with clients. </text:p>
        </text:list-item>
      </text:list>
      <text:p text:style-name="P1"/>
      <text:p text:style-name="P2">Programmer /Systems Administrator</text:p>
      <text:p text:style-name="P8">LOUD </text:p>
      <text:p text:style-name="P9">11-00 &gt; 08-03</text:p>
      <text:p text:style-name="P1"/>
      <text:p text:style-name="P1">Achievements </text:p>
      <text:list xml:id="list184357385367514" text:style-name="L1">
        <text:list-item>
          <text:p text:style-name="P16">Design of infrastructure using Linux technologies. </text:p>
        </text:list-item>
        <text:list-item>
          <text:p text:style-name="P16"><text:soft-page-break/>Managing deployments of applications</text:p>
        </text:list-item>
        <text:list-item>
          <text:p text:style-name="P16">Implementing MLC Flexiplan/Sprintpak Brochure Ordering System using Java. </text:p>
        </text:list-item>
        <text:list-item>
          <text:p text:style-name="P16">Implementing Nortel Networks Lead Management Tool using Java. </text:p>
        </text:list-item>
        <text:list-item>
          <text:p text:style-name="P16">Implementing AAP Bulletin Builder using Java. </text:p>
        </text:list-item>
      </text:list>
      <text:p text:style-name="P1"/>
      <text:p text:style-name="P1"/>
      <text:p text:style-name="P2"/>
      <text:p text:style-name="P2">KEY SKILLS</text:p>
      <text:p text:style-name="P2"/>
      <text:p text:style-name="P3">Technical Skills</text:p>
      <text:list xml:id="list184357450177487" text:style-name="L1">
        <text:list-item>
          <text:p text:style-name="P16">C# (.NET 4.5, ASP.NET MVC 4.0)</text:p>
        </text:list-item>
        <text:list-item>
          <text:p text:style-name="P16">Ruby (<text:span text:style-name="T7">2.4</text:span>, RSpec, Cucumber, AWS)</text:p>
        </text:list-item>
        <text:list-item>
          <text:p text:style-name="P18">F#</text:p>
        </text:list-item>
        <text:list-item>
          <text:p text:style-name="P18">OCaml</text:p>
        </text:list-item>
        <text:list-item>
          <text:p text:style-name="P18">Clojure</text:p>
        </text:list-item>
        <text:list-item>
          <text:p text:style-name="P18">Elixir</text:p>
        </text:list-item>
        <text:list-item>
          <text:p text:style-name="P18">CoffeeScript</text:p>
        </text:list-item>
        <text:list-item>
          <text:p text:style-name="P18">Linux</text:p>
        </text:list-item>
        <text:list-item>
          <text:p text:style-name="P18">Docker</text:p>
        </text:list-item>
        <text:list-item>
          <text:p text:style-name="P16">PowerShell</text:p>
        </text:list-item>
        <text:list-item>
          <text:p text:style-name="P16">Release Management/<text:span text:style-name="T8">Continuous Delivery</text:span></text:p>
        </text:list-item>
        <text:list-item>
          <text:p text:style-name="P16">DevOps</text:p>
        </text:list-item>
        <text:list-item>
          <text:p text:style-name="P16">Agile/Lean/<text:span text:style-name="T7">Kanban</text:span></text:p>
        </text:list-item>
      </text:list>
      <text:p text:style-name="P1"/>
      <text:p text:style-name="P1"/>
      <text:p text:style-name="P2">EDUCATION</text:p>
      <text:p text:style-name="P1"/>
      <text:p text:style-name="P1"/>
      <text:list xml:id="list184358338454998" text:style-name="L1">
        <text:list-item>
          <text:p text:style-name="P20"><text:span text:style-name="T5">The University of Sydney <text:line-break/></text:span>Bachelor of Engineering (Electrical Engineering) Honours Class II, Division 2. </text:p>
        </text:list-item>
      </text:list>
      <text:p text:style-name="P1"/>
      <text:list xml:id="list184358064766352" text:style-name="L1">
        <text:list-item>
          <text:p text:style-name="P16">SAE Institute <text:line-break/>Audio Engineering Diploma - AQTF Diploma of Music Industry [Technical Production] CUS50201 </text:p>
        </text:list-item>
      </text:list>
      <text:p text:style-name="P1"/>
      <text:p text:style-name="P2"/>
      <text:p text:style-name="P2">PERSONAL INTERESTS</text:p>
      <text:p text:style-name="P1"/>
      <text:list xml:id="list3298187531692929038" text:style-name="L2">
        <text:list-item>
          <text:p text:style-name="P17">I love to write for my <text:a xlink:type="simple" xlink:href="http://alexfalkowski.blogspot.com.au/" text:style-name="Internet_20_link" text:visited-style-name="Visited_20_Internet_20_Link">blog</text:a>.</text:p>
        </text:list-item>
        <text:list-item>
          <text:p text:style-name="P17">I work on a few projects on <text:a xlink:type="simple" xlink:href="https://github.com/alexfalkowski/" text:style-name="Internet_20_link" text:visited-style-name="Visited_20_Internet_20_Link">github</text:a>.</text:p>
        </text:list-item>
        <text:list-item>
          <text:p text:style-name="P19">I love reading lots of technical books and blogs</text:p>
        </text:list-item>
      </text:list>
      <text:p text:style-name="P1"/>
      <text:p text:style-name="P2"/>
      <text:p text:style-name="P2">REFERENCES</text:p>
      <text:p text:style-name="P1"/>
      <text:p text:style-name="P1">References are available on reque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7-01-18T16:59:09.675580000</dc:date>
    <meta:editing-duration>PT40M52S</meta:editing-duration>
    <meta:editing-cycles>6</meta:editing-cycles>
    <meta:document-statistic meta:table-count="0" meta:image-count="0" meta:object-count="0" meta:page-count="4" meta:paragraph-count="161" meta:word-count="1033" meta:character-count="6915" meta:non-whitespace-character-count="6062"/>
  </office:meta>
</office:document-meta>
</file>